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f1a" officeooo:paragraph-rsid="001bcf1a"/>
    </style:style>
    <style:style style:name="P2" style:family="paragraph" style:parent-style-name="Standard">
      <style:text-properties officeooo:rsid="001bd117" officeooo:paragraph-rsid="001bd117"/>
    </style:style>
    <style:style style:name="P3" style:family="paragraph" style:parent-style-name="Standard">
      <style:text-properties officeooo:rsid="001ca4ff" officeooo:paragraph-rsid="001ca4ff"/>
    </style:style>
    <style:style style:name="P4" style:family="paragraph" style:parent-style-name="Standard">
      <style:text-properties officeooo:rsid="001cadba" officeooo:paragraph-rsid="001cadba"/>
    </style:style>
    <style:style style:name="T1" style:family="text">
      <style:text-properties fo:font-weight="bold" style:font-weight-asian="bold" style:font-weight-complex="bold"/>
    </style:style>
    <style:style style:name="T2" style:family="text">
      <style:text-properties fo:font-weight="bold" officeooo:rsid="001ca4ff" style:font-weight-asian="bold" style:font-weight-complex="bold"/>
    </style:style>
    <style:style style:name="T3" style:family="text">
      <style:text-properties officeooo:rsid="001ca4ff"/>
    </style:style>
    <style:style style:name="T4" style:family="text">
      <style:text-properties officeooo:rsid="001cadba"/>
    </style:style>
    <style:style style:name="T5" style:family="text">
      <style:text-properties style:text-underline-style="solid" style:text-underline-type="double"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ngateBMS commands for polling and responses</text:p>
      <text:p text:style-name="Standard"/>
      <text:p text:style-name="P1"><text:span text:style-name="T1">command e</text:span> – <text:span text:style-name="T4">Send CAN msgs to</text:span> BMS <text:span text:style-name="T4">(polling)</text:span></text:p>
      <text:p text:style-name="P1"/>
      <text:p text:style-name="P1"><text:span text:style-name="T1">ew</text:span> – Sets the BMS CAN ID when sending a poll msg to a specific BMS board.</text:p>
      <text:p text:style-name="P1">Initial default is B0A00000</text:p>
      <text:p text:style-name="P1">ew 0 sets it to “all”, but not necessary to to do this.</text:p>
      <text:p text:style-name="P1">ew xxxxxxxx sets the CAN ID that is saved in common so until the program is reloaded this CAN ID will be used for polling a specific BMS.</text:p>
      <text:p text:style-name="P1"/>
      <text:p text:style-name="P1">For polling a specific BMS node, the commands have ‘m’ for the second char--</text:p>
      <text:p text:style-name="P1">emx</text:p>
      <text:p text:style-name="P1"><text:s text:c="3"/>x = j <text:s/>get a reading</text:p>
      <text:p text:style-name="P1"><text:s text:c="3"/>x = k send a setting</text:p>
      <text:p text:style-name="P1"/>
      <text:p text:style-name="P1">For polling all BMS nodes, the commands have ‘a’ for the second char--</text:p>
      <text:p text:style-name="P1">eax</text:p>
      <text:p text:style-name="P1"><text:s text:c="3"/>x = j get a reading</text:p>
      <text:p text:style-name="P1"><text:s text:c="3"/>x = k send a setting</text:p>
      <text:p text:style-name="P1"/>
      <text:p text:style-name="P1"><text:span text:style-name="T1">ed</text:span> – Sets the duration (ms) between sending poll msgs.</text:p>
      <text:p text:style-name="P1">Initial default is 1000 (1.000s ecs)</text:p>
      <text:p text:style-name="P1">ed 0 – sends just one msg.</text:p>
      <text:p text:style-name="P1">ed 2000 – would send a msg every 2.000 seconds.</text:p>
      <text:p text:style-name="P1">The setting is saved in common so until the program is reloaded the last saved setting remains in effect.</text:p>
      <text:p text:style-name="P1"/>
      <text:p text:style-name="P2"><text:span text:style-name="T1">er</text:span> – Sets the ADC rate in the ADBMS1818.</text:p>
      <text:p text:style-name="P2">Default code = 0: 422 Hz)</text:p>
      <text:p text:style-name="P2">er 8 (greater) displays list of codes versus ADC rates and ADC conversion delay (usec) (code = 4 is “normal” 7 Khz)</text:p>
      <text:p text:style-name="P2">er &lt;0-7&gt; uses rate from table.</text:p>
      <text:p text:style-name="P2">The adc rate is saved in common.</text:p>
      <text:p text:style-name="P2"/>
      <text:p text:style-name="P2"><text:span text:style-name="T2">e</text:span><text:span text:style-name="T1">p</text:span> – Sets msg this program sends to poll, i.e. the “poller”.</text:p>
      <text:p text:style-name="P2">Default: B0200000 (<text:span text:style-name="T3">generally </text:span>used <text:span text:style-name="T3">by</text:span> the PC)</text:p>
      <text:p text:style-name="P3">B0000000 is reserved for the EMC</text:p>
      <text:p text:style-name="P3"/>
      <text:p text:style-name="P3">Any CAN ID can be used, but the BMS nodes must have the CAN ID in their parameter file, and only two are currently specified. This might need to be expanded to include EMC/MMC local and EMC/MMC master IDs.</text:p>
      <text:p text:style-name="P2"/>
      <text:p text:style-name="P4"><text:span text:style-name="T1">x = a</text:span> (<text:span text:style-name="T1">ema</text:span> (specific BMS) <text:span text:style-name="T1">eaa</text:span> (all BMS) ) Polls cell readings</text:p>
      <text:p text:style-name="P4">Eighteen cell readings are returned in six CAN msgs for each poll msg sent.</text:p>
      <text:p text:style-name="P4">Polling rate is set by the ed (or default)</text:p>
      <text:p text:style-name="P4">ADC conversion rate set by the er (or default)</text:p>
      <text:p text:style-name="P4">Poller and BMS CAN ids set by ep and er (or default)</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31T20:58:03.695510998</meta:creation-date>
    <dc:date>2023-08-31T21:47:47.543457145</dc:date>
    <meta:editing-duration>PT50S</meta:editing-duration>
    <meta:editing-cycles>1</meta:editing-cycles>
    <meta:generator>LibreOffice/5.1.6.2$Linux_X86_64 LibreOffice_project/10m0$Build-2</meta:generator>
    <meta:document-statistic meta:table-count="0" meta:image-count="0" meta:object-count="0" meta:page-count="1" meta:paragraph-count="33" meta:word-count="346" meta:character-count="1749" meta:non-whitespace-character-count="1416"/>
  </office:meta>
</office:document-meta>
</file>